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f1488" officeooo:paragraph-rsid="001f1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9-10T10:00:55.104376608</meta:creation-date>
    <dc:date>2024-09-10T14:03:08.400188771</dc:date>
    <dc:creator>Miklos Vajna</dc:creator>
    <meta:editing-duration>PT34S</meta:editing-duration>
    <meta:editing-cycles>2</meta:editing-cycles>
    <meta:generator>LibreOfficeDev/25.2.0.0.alpha0$Linux_X86_64 LibreOffice_project/c91d262abf4e86ec75a19aa96bfddc3d4315db3c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print "hello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4d002b00c400d100e600520041006300b0000000a4004f0022006b009500db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oGjYuZChP4zHaLA/ExmPzvliacsxfenUcDFLx8R9vOo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bSwZv1qJ14zzvzZuTtH3kyX2ew4/GZwNHFBFc1A4I6A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ruF3O6tDGvuZcGRe7zx6yD6lRvtbaTpipSBUtTKqc44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+s6xiWPXfwjQdmhGlx41+6O20kHcBCx+HaTqDWRm5IY=</DigestValue>
      </Reference>
      <Reference URI="Thumbnails/thumbnail.png">
        <DigestMethod Algorithm="http://www.w3.org/2001/04/xmlenc#sha256"/>
        <DigestValue>N75gZDyelc5qSTDOnay5W2lMaxT/RWH5yTFnmLFLBbA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C/Ed94dzU9yKEiH5iuWwbadzZACQyrd/ZQr7dXsixqs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zGcwfQjgdLQ2lWpXr8YThglDqYC3LAkhC9fB52wrfLo=</DigestValue>
      </Reference>
      <Reference URI="mimetype">
        <DigestMethod Algorithm="http://www.w3.org/2001/04/xmlenc#sha256"/>
        <DigestValue>cU2+NwsKcGNmkhfZGyh1Zv6Lq7yFmbYpskR2/4G4NZM=</DigestValue>
      </Reference>
      <Reference URI="#ID_000f00fc00b8000400160092004200d6008500c5006f000400a7000000ac00ea">
        <DigestMethod Algorithm="http://www.w3.org/2001/04/xmlenc#sha256"/>
        <DigestValue>+GyT7qqw052SYd0R02cGtCbtG/jscBbA2DYNz0f8wuc=</DigestValue>
      </Reference>
      <Reference URI="#idSignedProperties_ID_004d002b00c400d100e600520041006300b0000000a4004f0022006b009500db" Type="http://uri.etsi.org/01903#SignedProperties">
        <DigestMethod Algorithm="http://www.w3.org/2001/04/xmlenc#sha256"/>
        <DigestValue>arz9x3JDir9pvC7H1oWWKy+DPBEpueM+wSZdY2Fx3WQ=</DigestValue>
      </Reference>
    </SignedInfo>
    <SignatureValue>mPi1eW+s2pYzDvW9HmVfoVvKoqEE8p1ajx0iUn/ad4YkGY/iZt+fd/+HoOonUeyL
orOhTlZZ0ZALgtmG5jeDPle3WzeIIZ5z2oQ0/wwwLYHu0F2xu6qisoX2tHYJBgOc
x05lM+ehnZ59FDrxzXTo8394wuX8rv3lI8CgHpOAi5cXuC3lYvbX3mROhNLwLFFt
w4vDJQv5WcYsMbgJus6FQ/eT/xNQTP5ammrz4Fd11SAC8g9K/PWfmN4GNVgZmWtv
yVHRNSuzyjTiYW4zdHRst7aD33qW6tJeAMDCL+/w6dtTxu2MZhDtpvuAYyTdVdjL
IkI9ohNxH4NdwE2FeW/qCQ==</SignatureValue>
    <KeyInfo>
      <X509Data>
        <X509IssuerSerial>
          <X509IssuerName>CN=Xmlsecurity Intermediate Root CA,O=Xmlsecurity RSA Test,ST=England,C=UK</X509IssuerName>
          <X509SerialNumber>4096</X509SerialNumber>
        </X509IssuerSerial>
        <X509Certificate>MIIFGDCCAwCgAwIBAgICEAAwDQYJKoZIhvcNAQELBQAwaTELMAkGA1UEBhMCVUsxEDAOBgNVBAgMB0VuZ2xhbmQxHTAbBgNVBAoMFFhtbHNlY3VyaXR5IFJTQSBUZXN0MSkwJwYDVQQDDCBYbWxzZWN1cml0eSBJbnRlcm1lZGlhdGUgUm9vdCBDQTAgFw0yNDA5MDQxMDIxNTZaGA8yMTI0MDgxMTEwMjE1NlowazELMAkGA1UEBhMCVUsxEDAOBgNVBAgMB0VuZ2xhbmQxHTAbBgNVBAoMFFhtbHNlY3VyaXR5IFJTQSBUZXN0MSswKQYDVQQDDCJYbWxzZWN1cml0eSBSU0EgVGVzdCBleGFtcGxlIEFsaWNlMIIBIjANBgkqhkiG9w0BAQEFAAOCAQ8AMIIBCgKCAQEAw45XUmsB1Wh1MCf9Gnw18SD46QtNKQNJNhmS9axlwZtSEhzg3IdITkOauUxVv+SWlJN3PVHhWvkf3zIbj5KLnK1hrzScTG4JQ4qgPdH6Thn0Nj4AIDg4zk0nLWuyOtY4FkHUOh+7xJZCgL1I+oK01gucf4zdDerWdq+Kz/aE4GXVuDEsMyhv8Rgxn0ZRB6fMBCo9LQtbZKh4BYQ513BXb2j/UtxMymS4kywo5KuvtRLa03wlHTETqqmDEiqWfzwvrFDjslM/2Ymp9rk0do7GgIuZCqDj31OgJnQDiyad48sfdzqGIr0C1VQFRJni1s1XZiAC1ipIxxtoRMzQ8HYXVwIDAQABo4HFMIHCMAkGA1UdEwQCMAAwEQYJYIZIAYb4QgEBBAQDAgWgMDMGCWCGSAGG+EIBDQQmFiRPcGVuU1NMIEdlbmVyYXRlZCBDbGllbnQgQ2VydGlmaWNhdGUwHQYDVR0OBBYEFOLvHC6x1GSiomtVieoN7VYpTsiOMB8GA1UdIwQYMBaAFP8oMtpG0vm6qV23M3auZJnT3FNXMA4GA1UdDwEB/wQEAwIF4DAdBgNVHSUEFjAUBggrBgEFBQcDAgYIKwYBBQUHAwQwDQYJKoZIhvcNAQELBQADggIBAIIEO8khhvdADyJ5UMH4hoh0LZW/dvxVoH2QXuNdBx6YRZpYQo5EOyKKBM9LRdz3HmvoQ39+sHgi8Bo9YU33TL8NxkV6GA4qqJQ+i5LCOZr9YXZrrdwEaqkzMmz5KgMeF3wfKvrWesihTpdd3ThdBxe0wIAjQbkg7UWZLBpEKTKs7a8FVEsLsUc1Ne/9YYAWJ+181Emz9Hi21376iU+cuOMbuLElfMADzH5sRejgprhmCFAeqM+K4Wmhuf1wsPmnyGDa/1gGjJFHSlPGiW0fe7v0avEdVCXJ8UMaK5jJoV34UzBOD0gbHzTPgOUnaaPk24jY3vKXNwUFwtqXGtLyd8ZSvt3h1s5wxv63hI8sptjOjaTa24jYycEHfdTi6t5j1dH53+FX9ibKN257hyOBSzgxrBGyu3TpGVKyW40na7+v9ni2iDDnlCyrjTN0lSzsmn3kBYOHbKQahZpxpBcND7wJujf2+EeP7SohSheF+BRc7xSZjde4YqEqh4g3WSHhPYjPDi40bFH0HD9Nm+M7w2l1wBQ5BNcokxPX3f2BtiBEywi6rjJ5WJZctepfUHeShqB8+uX4gwpcNOlpba02DvZcjGRX4xdlm6EerAFmpfoGORjiA87TTsjY5NgYFZOZCYhOi8WvrYUB9WARueUDva/9F1xeabZrqlHmo3drsekD</X509Certificate>
      </X509Data>
    </KeyInfo>
    <Object>
      <SignatureProperties>
        <SignatureProperty Id="ID_000f00fc00b8000400160092004200d6008500c5006f000400a7000000ac00ea" Target="#ID_004d002b00c400d100e600520041006300b0000000a4004f0022006b009500db">
          <dc:date xmlns:dc="http://purl.org/dc/elements/1.1/">2024-09-10T14:21:57.374523070</dc:date>
        </SignatureProperty>
      </SignatureProperties>
    </Object>
    <Object xmlns:xd="http://uri.etsi.org/01903/v1.3.2#">
      <xd:QualifyingProperties Target="#ID_004d002b00c400d100e600520041006300b0000000a4004f0022006b009500db">
        <xd:SignedProperties Id="idSignedProperties_ID_004d002b00c400d100e600520041006300b0000000a4004f0022006b009500db">
          <xd:SignedSignatureProperties>
            <xd:SigningTime>2024-09-10T14:21:57.374523070</xd:SigningTime>
            <xd:SigningCertificate>
              <xd:Cert>
                <xd:CertDigest>
                  <DigestMethod Algorithm="http://www.w3.org/2001/04/xmlenc#sha256"/>
                  <DigestValue>DIoQvmipHK96jSC9TknumI5ZxxEqLjM3Q4LN/0aUL1Q=</DigestValue>
                </xd:CertDigest>
                <xd:IssuerSerial>
                  <X509IssuerName>CN=Xmlsecurity Intermediate Root CA,O=Xmlsecurity RSA Test,ST=England,C=UK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4d002b00c400d100e600520041006300b0000000a4004f0022006b009500db">
          <xd:UnsignedSignatureProperties>
            <xd:CertificateValues>
              <xd:EncapsulatedX509Certificate>MIIFGDCCAwCgAwIBAgICEAAwDQYJKoZIhvcNAQELBQAwaTELMAkGA1UEBhMCVUsxEDAOBgNVBAgMB0VuZ2xhbmQxHTAbBgNVBAoMFFhtbHNlY3VyaXR5IFJTQSBUZXN0MSkwJwYDVQQDDCBYbWxzZWN1cml0eSBJbnRlcm1lZGlhdGUgUm9vdCBDQTAgFw0yNDA5MDQxMDIxNTZaGA8yMTI0MDgxMTEwMjE1NlowazELMAkGA1UEBhMCVUsxEDAOBgNVBAgMB0VuZ2xhbmQxHTAbBgNVBAoMFFhtbHNlY3VyaXR5IFJTQSBUZXN0MSswKQYDVQQDDCJYbWxzZWN1cml0eSBSU0EgVGVzdCBleGFtcGxlIEFsaWNlMIIBIjANBgkqhkiG9w0BAQEFAAOCAQ8AMIIBCgKCAQEAw45XUmsB1Wh1MCf9Gnw18SD46QtNKQNJNhmS9axlwZtSEhzg3IdITkOauUxVv+SWlJN3PVHhWvkf3zIbj5KLnK1hrzScTG4JQ4qgPdH6Thn0Nj4AIDg4zk0nLWuyOtY4FkHUOh+7xJZCgL1I+oK01gucf4zdDerWdq+Kz/aE4GXVuDEsMyhv8Rgxn0ZRB6fMBCo9LQtbZKh4BYQ513BXb2j/UtxMymS4kywo5KuvtRLa03wlHTETqqmDEiqWfzwvrFDjslM/2Ymp9rk0do7GgIuZCqDj31OgJnQDiyad48sfdzqGIr0C1VQFRJni1s1XZiAC1ipIxxtoRMzQ8HYXVwIDAQABo4HFMIHCMAkGA1UdEwQCMAAwEQYJYIZIAYb4QgEBBAQDAgWgMDMGCWCGSAGG+EIBDQQmFiRPcGVuU1NMIEdlbmVyYXRlZCBDbGllbnQgQ2VydGlmaWNhdGUwHQYDVR0OBBYEFOLvHC6x1GSiomtVieoN7VYpTsiOMB8GA1UdIwQYMBaAFP8oMtpG0vm6qV23M3auZJnT3FNXMA4GA1UdDwEB/wQEAwIF4DAdBgNVHSUEFjAUBggrBgEFBQcDAgYIKwYBBQUHAwQwDQYJKoZIhvcNAQELBQADggIBAIIEO8khhvdADyJ5UMH4hoh0LZW/dvxVoH2QXuNdBx6YRZpYQo5EOyKKBM9LRdz3HmvoQ39+sHgi8Bo9YU33TL8NxkV6GA4qqJQ+i5LCOZr9YXZrrdwEaqkzMmz5KgMeF3wfKvrWesihTpdd3ThdBxe0wIAjQbkg7UWZLBpEKTKs7a8FVEsLsUc1Ne/9YYAWJ+181Emz9Hi21376iU+cuOMbuLElfMADzH5sRejgprhmCFAeqM+K4Wmhuf1wsPmnyGDa/1gGjJFHSlPGiW0fe7v0avEdVCXJ8UMaK5jJoV34UzBOD0gbHzTPgOUnaaPk24jY3vKXNwUFwtqXGtLyd8ZSvt3h1s5wxv63hI8sptjOjaTa24jYycEHfdTi6t5j1dH53+FX9ibKN257hyOBSzgxrBGyu3TpGVKyW40na7+v9ni2iDDnlCyrjTN0lSzsmn3kBYOHbKQahZpxpBcND7wJujf2+EeP7SohSheF+BRc7xSZjde4YqEqh4g3WSHhPYjPDi40bFH0HD9Nm+M7w2l1wBQ5BNcokxPX3f2BtiBEywi6rjJ5WJZctepfUHeShqB8+uX4gwpcNOlpba02DvZcjGRX4xdlm6EerAFmpfoGORjiA87TTsjY5NgYFZOZCYhOi8WvrYUB9WARueUDva/9F1xeabZrqlHmo3drsekD</xd:EncapsulatedX509Certificate>
              <xd:EncapsulatedX509Certificate>MIIFsjCCA5qgAwIBAgICEAAwDQYJKoZIhvcNAQELBQAwZTELMAkGA1UEBhMCVUsxEDAOBgNVBAgMB0VuZ2xhbmQxHTAbBgNVBAoMFFhtbHNlY3VyaXR5IFJTQSBUZXN0MSUwIwYDVQQDDBxYbWxzZWN1cml0eSBSU0EgVGVzdCBSb290IENBMCAXDTI0MDkwNDEwMjE1NloYDzIxMjQwODExMTAyMTU2WjBpMQswCQYDVQQGEwJVSzEQMA4GA1UECAwHRW5nbGFuZDEdMBsGA1UECgwUWG1sc2VjdXJpdHkgUlNBIFRlc3QxKTAnBgNVBAMMIFhtbHNlY3VyaXR5IEludGVybWVkaWF0ZSBSb290IENBMIICIjANBgkqhkiG9w0BAQEFAAOCAg8AMIICCgKCAgEAjjOKXXgP2gtAm0DFp0nRbbU93p6oA8lT10+IRd5USAjqmzstfQovzUUJF95bG9+HafdH/FKD0FYwIr5Vfvi++NndOHCf3IEGCyr/xGhpY8nNFLdezZ9/9ysxszFgYtBRYv7F8tVpcfpX+PFAj5WPUmFXAJvWQoXTB6KelRuzSlaFWLwxISfeitnQ0VcGAsfidzWkfWYEr8rXPkGzBKDX7VuoNCeSWPQl40WjSMtZtrFgvA0dbz1j3LUdQOHPlL2eDk+261zeWu7Fh0EhtaV8MkpIp/U8dr+UGYPioFEjsTh4odsAEKbdw1SsufNVhYOXucNy/WaqzN/tDcxo0Q6KSftGXZF4CBtwXWgqX77Q32Jz1rDNJMwVnrjGb2LrFbo7rdOL6Ak5jAwrPcnWOBzjLSTL+uKiMW2Nu1ySiWbL3rjEoywNRjNyfO5LIzj2pChtw0MUkj6CXvN14BKggti/zA0+virTEJV2pJEUUYXBIKhSRYsgL/DCQO8YeYDepPvEhupD8JVY60VcgZnksJVt8qhXltKqbL3+TXyIKsDzyRSZIrH9zD/uY7GIDDCPihI3mzeWrM+h24kpaxozyvIyTHEgmFZ6EqWNVMT3pRfA1TV4slrxTuaEmcKUiLyugO65RXs0f4ZT6t4u2dH1zl1h5VdliUr/8+kmi+8pLvL9cXkCAwEAAaNmMGQwHQYDVR0OBBYEFP8oMtpG0vm6qV23M3auZJnT3FNXMB8GA1UdIwQYMBaAFGCqytrSYHeFBUnZD7hHoCYKtenjMBIGA1UdEwEB/wQIMAYBAf8CAQAwDgYDVR0PAQH/BAQDAgGGMA0GCSqGSIb3DQEBCwUAA4ICAQApo4mMYKaEsuGQsYINhrcM9dcPBtv7eSSZFRdVjFzsrajaz+GpxUp7aRo60AERUlTsrbeaET9sa0bODWrYkvoygVoqxxoOuq3lCspX2L/DTQzX3G0CqRkih6ereahC9d66am4TjVJMQNku7aKyiCksxnQLFpcyI97xofLTSFqqnEzmPGa2WI9yVJC6xG+iHgQNE5FBWQJDCABJusx+tuh1UaxhtxcY7NvfF1HF1HuiAuvY1hDCknELrTtesAyHBNwqEe5BIlDT8x9+7wbOyuYz+Txyr2+Hi806zMxJM1XLDczOILMhriXlpnJfLKpgOtnFd1h++3NBHIPufDW6Whn8pjUquv+h3OlQmG6nqP5obJm6LR3coZbw1HBqQciQc5+v0np1NyXFfD4qPum5MdWVS7CLJUmgRmcfcsrw46AQqsaOCdpCllqBuVH6+wPbOslIRTt/KITDZFvfFgHZ0XtxqbcKroY/oGBEM8RMyR/06uF/thIGObEEBLrw5Ix/08fOkpdteuzXw6cKTmzWHx3gKUxnMJFBLqUGx2lMkoLRh9ylRvG/2giS8aDOQXi/qOWyS51xfsqVqlFBRCHp1O0lAwUAM/mya7RppmPCxxL6+kjvFLMd3Zl1YPDTshSt84nZrmSbrUP4WRcc9Z1ACyK0mpN8LAPLOWiA3ybHU6K4Aw==</xd:EncapsulatedX509Certificate>
              <xd:EncapsulatedX509Certificate>MIIFvTCCA6WgAwIBAgIUHDtNO4SJLigN3JqiS69S4fBx6K4wDQYJKoZIhvcNAQELBQAwZTELMAkGA1UEBhMCVUsxEDAOBgNVBAgMB0VuZ2xhbmQxHTAbBgNVBAoMFFhtbHNlY3VyaXR5IFJTQSBUZXN0MSUwIwYDVQQDDBxYbWxzZWN1cml0eSBSU0EgVGVzdCBSb290IENBMCAXDTI0MDkwNDEwMjE1NVoYDzIxMjQwODExMTAyMTU1WjBlMQswCQYDVQQGEwJVSzEQMA4GA1UECAwHRW5nbGFuZDEdMBsGA1UECgwUWG1sc2VjdXJpdHkgUlNBIFRlc3QxJTAjBgNVBAMMHFhtbHNlY3VyaXR5IFJTQSBUZXN0IFJvb3QgQ0EwggIiMA0GCSqGSIb3DQEBAQUAA4ICDwAwggIKAoICAQC8HDn3vP0U9SHdx0r8u+l/bRJ33ZqI0YnxNrvemoPp6aVSR6+I78BO7R2QRLt5CKWBoG3+q5zSHuhcx5hS0a6oB0zULzirLqWeG7sW1vNM0kI0M4c3KdA6HkO191f2BpceWvbAg8XdupPMluWY3kkH9N7B0fVNMCA4yzYxjnIBz7Rt/giTHiWFoOqShgDZ4wQDN/2hJo47wmab62rPiAVMFYKY292jFh+sZrtT88yApdV6/jUCUgpCCiyQPGUgz6OSJ9ijQnQXDpHh2CdlycYK00vzZaVcqxqzcL32ZxMUM6Ses3+RH4ENP2khwwSRlGe54I5dKs5uERNGwyAFE9OOUsBHr2jINdR5CIVfoMKH2iSQ1cCz9Yqcozz6Bo2obWeC3NkQVHsAGLoSKxNgDYTdf0BPMYYuMv+1Ks3/8wZSJknstIylP+eh16PiSiNwZiAu64ae616CpomEysCMUUSplDVwYU3F61SxHfRCV5YH81rvh4rmdGZEDj/Fl+D61c11CQ0sXRdq9zXIm5crYD6J9Sc/USAsQhe+85jfs2p3E/DAiFpJdkO5RmWaLITrsw+p5OlHQLLt2Ib1ZzjCoU2kT7zFXXup3NTeDYRVP+rtrxFDY6xJM1Nlkf5rJstx0NC4vfFDSeKuh32Md4+RpU2lT+przEtDCannOzCmUYxWUQIDAQABo2MwYTAdBgNVHQ4EFgQUYKrK2tJgd4UFSdkPuEegJgq16eMwHwYDVR0jBBgwFoAUYKrK2tJgd4UFSdkPuEegJgq16eMwDwYDVR0TAQH/BAUwAwEB/zAOBgNVHQ8BAf8EBAMCAYYwDQYJKoZIhvcNAQELBQADggIBAJewkii0UZS7FIz0wG88kvkdeAUYH0W05MGhsfapLzwlpGIjEtm5SGNNE5IH28zeZM7nQqPE/CpZ3DZOnu6FD2VJWk4KnP59unuW2QI2MyZ3VPWs3fqU5MXWF4wJhiBn7eKLlFiQwnYK5Zq/0gvDyl5DDtBVwf9k48ilX5pjzj28Ocdjx/OrXb7BhbHpxEq2gGn3Jg0QpqJOd7T/Av4/I0D3mybQMFu+/u/m/mPvDkBVwDs+GbazEQFwPUaze9RH+FB0WlznHhNXPwhjreZm/1CJUM1OIMBcwnt+pw9wrYMlkXdZdjOeodobrRRyduus8rB6/RnHMbQvEBgN3lVZpC8naEOjBiRiIE2Iaq2msYWfpb7lQWCUPpz5acEqvisjp6n8V51RT/x92d0YMN3NXYJZgMkLq7emzu8JRqwI//Ny7tiqp+bS1TA/0558xvpVKi9hUG7wAaJQM91uLe8QEqVgQVOzbRh3mGFuSXC8bmHSeoPg3h5C/OQccF9EpLt3a7rwZp1ga8Zt9f2LoRjX/uOVdZQQloV4KCPkGNT8+UBZ0uQ/Vgcyi1SAsLU9KFZHJPFqZtBjvZWBrmGLQ2F5xBp5/XKiFZ7UKkT7VIngJT/mbeygy52MQFKh+SsBdZABLYTH+wAF5i6vCSdOzYKKgQbbA1R9TezvEsg58DrMACSy</xd:EncapsulatedX509Certificate>
            </xd:CertificateValues>
          </xd:UnsignedSignatureProperties>
        </xd:UnsignedProperties>
      </xd:QualifyingProperties>
    </Object>
  </Signature>
</document-signatures>
</file>